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232593639035186431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641676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656440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643368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92634152161974430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99787959559959439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07163783568380895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97430400107413127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187911459390057300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811636860206429678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5">I started running at 7:47/mile pace and ended at 6:40/mile pace, </text:p>
      <text:p text:style-name="P15">Ending pulse: 160</text:p>
      <text:p text:style-name="P16">Warm down:<text:span text:style-name="T3"> 1mile in 9:51 going faster as I ran </text:span></text:p>
      <text:p text:style-name="P16"><text:span text:style-name="T3"/></text:p>
      <text:p text:style-name="P16"><text:span text:style-name="T3">Sun Feb 10, 2019 </text:span>no running<text:span text:style-name="T3"> </text:span></text:p>
      <text:p text:style-name="P16"><text:span text:style-name="T3">I injured my right knee slightly picking up something while in an awkward position.</text:span></text:p>
      <text:p text:style-name="P16"><text:span text:style-name="T3"/></text:p>
      <text:p text:style-name="P16"><text:span text:style-name="T3">Mon Feb 11, 2019 </text:span>4 miles<text:span text:style-name="T3"> <text:s/></text:span></text:p>
      <text:p text:style-name="P16"><text:span text:style-name="T3">My right knee is a little sore. </text:span></text:p>
      <text:p text:style-name="P16">Warmup:<text:span text:style-name="T3"> I massaged my right leg </text:span></text:p>
      <text:p text:style-name="P16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I think riding the bike will help my kne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1T12:43:19.29</dc:date>
    <dc:creator>James  Lombardi</dc:creator>
    <meta:editing-duration>P7DT12H34M</meta:editing-duration>
    <meta:editing-cycles>665</meta:editing-cycles>
    <meta:generator>OpenOffice/4.1.2$Win32 OpenOffice.org_project/412m3$Build-9782</meta:generator>
    <meta:document-statistic meta:table-count="0" meta:image-count="0" meta:object-count="0" meta:page-count="19" meta:paragraph-count="502" meta:word-count="6429" meta:character-count="31955"/>
  </office:meta>
</office:document-meta>
</file>